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P2" style:family="paragraph" style:parent-style-name="Text_20_body">
      <style:text-properties style:font-name="Times New Roman" fo:language="ru" fo:country="RU" style:font-size-asian="10.5pt"/>
    </style:style>
    <style:style style:name="P3" style:family="paragraph" style:parent-style-name="Text_20_body">
      <style:text-properties fo:language="ru" fo:country="RU" style:font-size-asian="10.5pt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 style:font-size-asian="10.5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language="ru" fo:country="RU" style:font-size-asian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style:font-size-asian="10.5pt"/>
    </style:style>
    <style:style style:name="T3" style:family="text">
      <style:text-properties style:font-name="Times New Roman" fo:language="ru" fo:country="RU" officeooo:rsid="000eb132" style:font-size-asian="10.5pt"/>
    </style:style>
    <style:style style:name="T4" style:family="text">
      <style:text-properties style:font-name="Times New Roman" fo:language="ru" fo:country="RU" officeooo:rsid="000f8f71" style:font-size-asian="10.5pt"/>
    </style:style>
    <style:style style:name="T5" style:family="text">
      <style:text-properties style:font-name="Times New Roman" fo:language="ru" fo:country="RU" officeooo:rsid="000fc144" style:font-size-asian="10.5pt"/>
    </style:style>
    <style:style style:name="T6" style:family="text">
      <style:text-properties style:font-name="Times New Roman" fo:language="ru" fo:country="RU" officeooo:rsid="0010730b" style:font-size-asian="10.5pt"/>
    </style:style>
    <style:style style:name="T7" style:family="text">
      <style:text-properties officeooo:rsid="000f8f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4">I действие,</text:span></text:span><text:span text:style-name="Strong_20_Emphasis"><text:span text:style-name="T3"> я</text:span></text:span><text:span text:style-name="Strong_20_Emphasis"><text:span text:style-name="T2">вление VIII</text:span></text:span></text:p>
      <text:p text:style-name="Text_20_body"><text:span text:style-name="Emphasis"><text:span text:style-name="Strong_20_Emphasis"><text:span text:style-name="T2">Дженнаро, Панталоне</text:span></text:span></text:span><text:span text:style-name="Emphasis"><text:span text:style-name="T2">, затем </text:span></text:span><text:span text:style-name="Emphasis"><text:span text:style-name="Strong_20_Emphasis"><text:span text:style-name="T2">двое слуг,</text:span></text:span></text:span><text:span text:style-name="Emphasis"><text:span text:style-name="T2"> из которых один несет на руке большого красивого сокола, а другой ведет под уздцы прекрасного коня, отвечающего описанию, сделанному Панталоне в явлении V, оседланного и в богатой сбруе.</text:span></text:span></text:p>
      <text:p text:style-name="Text_20_body"><text:span text:style-name="Strong_20_Emphasis"><text:span text:style-name="T2">Панталоне</text:span></text:span></text:p>
      <text:p text:style-name="P2"><text:span text:style-name="T7">Ш</text:span>о такое? Вы не спите?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приходя в себя)</text:span></text:span></text:p>
      <text:p text:style-name="P2">Нет, Панталоне.</text:p>
      <text:p text:style-name="Text_20_body"><text:span text:style-name="Strong_20_Emphasis"><text:span text:style-name="T2">Панталоне</text:span></text:span></text:p>
      <text:p text:style-name="P2">Вы только взгляните на эти две жемчужины, <text:span text:style-name="T7">на эти два брульянта чистейшей воды</text:span>!</text:p>
      <text:p text:style-name="Text_20_body"><text:span text:style-name="Emphasis"><text:span text:style-name="T2">Выходят </text:span></text:span><text:span text:style-name="Emphasis"><text:span text:style-name="Strong_20_Emphasis"><text:span text:style-name="T2">слуги</text:span></text:span></text:span><text:span text:style-name="Emphasis"><text:span text:style-name="T2"> с конем и соколом и проходят перед Дженнаро; конь красиво играет.</text:span></text:span></text:p>
      <text:p text:style-name="P2">Что за красота! Ну и ко<text:span text:style-name="T7">ник</text:span>!</text:p>
      <text:p text:style-name="Text_20_body"><text:span text:style-name="Strong_20_Emphasis"><text:span text:style-name="T2">Дженнаро</text:span></text:span></text:p>
      <text:p text:style-name="P3">              <text:span text:style-name="T1">Ах, мой милый друг…</text:span></text:p>
      <text:p text:style-name="Text_20_body"><text:span text:style-name="Emphasis"><text:span text:style-name="T2">(Плачет.)</text:span></text:span></text:p>
      <text:p text:style-name="Text_20_body"><text:span text:style-name="Strong_20_Emphasis"><text:span text:style-name="T2">Панталоне</text:span></text:span></text:p>
      <text:p text:style-name="Text_20_body"><text:span text:style-name="Emphasis"><text:span text:style-name="T2">(удивленно)</text:span></text:span></text:p>
      <text:p text:style-name="P2"><text:span text:style-name="T7">Ш</text:span>о я вижу? Вы плачете?</text:p>
      <text:p text:style-name="Text_20_body"><text:span text:style-name="Strong_20_Emphasis"><text:span text:style-name="T2">Дженнаро</text:span></text:span></text:p>
      <text:p text:style-name="P2">Подарки эти…</text:p>
      <text:p text:style-name="Text_20_body"><text:span text:style-name="Emphasis"><text:span text:style-name="T2">(Ужаснувшись, в сторону.)</text:span></text:span></text:p>
      <text:p text:style-name="P4">            <text:span text:style-name="T1">Ах, я слишком много</text:span></text:p>
      <text:p text:style-name="P5">Сказал сейчас! Мне начало казаться.</text:p>
      <text:p text:style-name="P2">Что я в холодный мрамор превращаюсь…</text:p>
      <text:p text:style-name="Text_20_body"><text:span text:style-name="Strong_20_Emphasis"><text:span text:style-name="T2">Панталоне</text:span></text:span></text:p>
      <text:p text:style-name="P2">Да, это и есть те чудесные подарки, о которых я говорил. Разве не красота? И так как погода, я вижу, разгулялась, пойду их погрузить.</text:p>
      <text:p text:style-name="Text_20_body"><text:span text:style-name="Emphasis"><text:span text:style-name="T2">Дженнаро разражается рыданиями.</text:span></text:span></text:p>
      <text:p text:style-name="P2">Вот тебе на! Он плачет! Да что такое с вами? <text:span text:style-name="T7">Перестаньте мокнуть нос! Как говорят у нас с Венеции, улыбайтесь, завтра будет ещё хуже.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сторону, в отчаянии)</text:span></text:span></text:p>
      <text:p text:style-name="P2">О боже, я не смею говорить…</text:p>
      <text:p text:style-name="Text_20_body"><text:soft-page-break/><text:span text:style-name="Emphasis"><text:span text:style-name="T2">(К Панталоне.)</text:span></text:span></text:p>
      <text:p text:style-name="P5">Сон, друг мой, сон… Ужасный сон… Виденье…</text:p>
      <text:p text:style-name="P2">Игра воображенья… Где принцесса?</text:p>
      <text:p text:style-name="Text_20_body"><text:span text:style-name="Strong_20_Emphasis"><text:span text:style-name="T2">Панталоне</text:span></text:span></text:p>
      <text:p text:style-name="Text_20_body"><text:span text:style-name="T2">Ах, сон, только и всего? </text:span><text:span text:style-name="T4">Та как вам не стыдно, шо вы как маленький</text:span><text:span text:style-name="T2">! Сны, видения… Вздор, вздор! Веселее! </text:span><text:span text:style-name="T4">На эту тему есть старинный венецианский анекдот. Один дож спрашивает другого: «Что такое смешанные чувства?» А тот ему: «Это когда вы видите, как ваша любимая гондола тонет вместе с вашей любимой тёщей»…</text:span><text:span text:style-name="T2"> Сейчас явится принцесса, а я иду распорядиться всем необходимым для окончания нашего путешествия. </text:span><text:span text:style-name="Emphasis"><text:span text:style-name="T2">(Слугам.)</text:span></text:span><text:span text:style-name="T2"> Идем! Осторожно веди </text:span><text:span text:style-name="T5">коника</text:span><text:span text:style-name="T2">, </text:span><text:span text:style-name="T6">ш</text:span><text:span text:style-name="T2">обы он не ушибся. </text:span><text:span text:style-name="Emphasis"><text:span text:style-name="T2">(Гребцам.)</text:span></text:span><text:span text:style-name="T2"> Эй, вы, скоты, голодранцы, к якорю, к парусам, к веслам! </text:span><text:span text:style-name="Emphasis"><text:span text:style-name="T2">(Свистит, потом всходит на галеру со слугами, конем и соколом.)</text:span>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волнении, в сторону)</text:span></text:span></text:p>
      <text:p text:style-name="P2">Что делать мне, несчастному?</text:p>
      <text:p text:style-name="Text_20_body"><text:span text:style-name="Emphasis"><text:span text:style-name="T2">(Задумывается.)</text:span></text:span></text:p>
      <text:p text:style-name="P4">                         <text:span text:style-name="T1">Коня</text:span></text:p>
      <text:p text:style-name="P5">И сокола оставить здесь? Армиллу</text:p>
      <text:p text:style-name="P2">Обратно отвезти к отцу?</text:p>
      <text:p text:style-name="Text_20_body"><text:span text:style-name="Emphasis"><text:span text:style-name="T2">(Размышляет.)</text:span></text:span></text:p>
      <text:p text:style-name="P4">                     <text:span text:style-name="T1">Ах, нет,</text:span></text:p>
      <text:p text:style-name="P5">Я должен брату их вручить, иначе</text:p>
      <text:p text:style-name="P5">В холодный мрамор буду превращен…</text:p>
      <text:p text:style-name="P5">Но брат погибнет? И родному брату</text:p>
      <text:p text:style-name="P5">Я стану палачом? Жестокий рок!</text:p>
      <text:p text:style-name="P2">Что делать мне?</text:p>
      <text:p text:style-name="Text_20_body"><text:span text:style-name="Emphasis"><text:span text:style-name="T2">(В испуге.)</text:span></text:span></text:p>
      <text:p text:style-name="P4">              <text:span text:style-name="T1">Нет, нет, своей тревогой</text:span></text:p>
      <text:p text:style-name="P5">Я разглашаю роковую тайну.</text:p>
      <text:p text:style-name="P5">О небо, помоги своим советом,</text:p>
      <text:p text:style-name="P2">Спаси меня в моей беде!</text:p>
      <text:p text:style-name="Text_20_body"><text:span text:style-name="Emphasis"><text:span text:style-name="T2">(Плачет; потом, придя в себя.)</text:span></text:span></text:p>
      <text:p text:style-name="P4">                     <text:span text:style-name="T1">Да, небо</text:span></text:p>
      <text:p text:style-name="P5">Поможет мне. Мой разум озарился</text:p>
      <text:p text:style-name="P5">Сияющим лучом. Смелей, Дженнаро,</text:p>
      <text:p text:style-name="P2">Будь мужествен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3:33:06.460077083</meta:creation-date>
    <dc:date>2020-06-06T13:47:12.968739151</dc:date>
    <meta:editing-duration>PT4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373" meta:character-count="2413" meta:non-whitespace-character-count="1992"/>
  </office:meta>
</office:document-meta>
</file>